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5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ce2" office:value-type="string" calcext:value-type="string">
            <text:p>STATE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DDR3</text:p>
          </table:table-cell>
          <table:table-cell office:value-type="string" calcext:value-type="string">
            <text:p>ADDR2</text:p>
          </table:table-cell>
          <table:table-cell office:value-type="string" calcext:value-type="string">
            <text:p>ADDR1</text:p>
          </table:table-cell>
          <table:table-cell office:value-type="string" calcext:value-type="string">
            <text:p>ADDR0</text:p>
          </table:table-cell>
          <table:table-cell office:value-type="string" calcext:value-type="string">
            <text:p>ODD_EVEN_N</text:p>
          </table:table-cell>
        </table:table-row>
        <table:table-row table:style-name="ro1">
          <table:table-cell office:value-type="string" calcext:value-type="string">
            <text:p>X_IDLE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LD_AR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LD_AI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LD_BR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M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M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M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M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M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M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S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S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RND_BR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RND_BI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S_SND_BI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C_SND_BI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DLE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LD_AR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LD_AI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LD_BR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M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M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M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M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M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M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S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S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RND_BR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RND_BI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SND_BI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SND_BI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M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M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S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S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RND_BR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RND_BI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18:35:28.45160493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19T19:35:58.228513515</dc:date>
    <meta:editing-duration>PT4H44M31S</meta:editing-duration>
    <meta:editing-cycles>31</meta:editing-cycles>
    <meta:document-statistic meta:table-count="1" meta:cell-count="273" meta:object-count="0"/>
  </office:meta>
</office:document-meta>
</file>